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8cm" svg:height="1.48cm" svg:x="8.612cm" svg:y="7.432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8cm" svg:height="1.48cm" svg:x="20.093cm" svg:y="5.765cm">
          <text:p text:style-name="P1">Y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8cm" svg:height="1.48cm" svg:x="20.094cm" svg:y="9.821cm">
          <text:p text:style-name="P1">Y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8cm" svg:height="1.48cm" svg:x="14.827cm" svg:y="2.905cm">
          <text:p text:style-name="P1">z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8cm" svg:height="1.48cm" svg:x="14.828cm" svg:y="4.82cm">
          <text:p text:style-name="P1">z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8cm" svg:height="1.48cm" svg:x="14.828cm" svg:y="6.649cm">
          <text:p text:style-name="P1">z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8cm" svg:height="1.48cm" svg:x="8.612cm" svg:y="5.023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48cm" svg:height="1.48cm" svg:x="8.613cm" svg:y="7.43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48cm" svg:height="1.479cm" svg:x="8.613cm" svg:y="9.914cm">
          <text:p text:style-name="P1">x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8cm" svg:height="1.48cm" svg:x="11.569cm" svg:y="3.735cm">
          <text:p text:style-name="P1">z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48cm" svg:height="1.48cm" svg:x="11.57cm" svg:y="7.433cm">
          <text:p text:style-name="P1">z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48cm" svg:height="1.48cm" svg:x="11.57cm" svg:y="10.744cm">
          <text:p text:style-name="P1">z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8cm" svg:height="1.48cm" svg:x="14.828cm" svg:y="8.476cm">
          <text:p text:style-name="P1">z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8cm" svg:height="1.48cm" svg:x="14.83cm" svg:y="10.392cm">
          <text:p text:style-name="P1">z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8cm" svg:height="1.48cm" svg:x="14.83cm" svg:y="12.22cm">
          <text:p text:style-name="P1">z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31cm" svg:y1="11.132cm" svg:x2="20.309cm" svg:y2="7.029cm" draw:start-shape="id1" draw:start-glue-point="10" draw:end-shape="id2" draw:end-glue-point="7" svg:d="M16310 11132l3999-4103" svg:viewBox="0 0 4000 4104">
          <text:p/>
        </draw:connector>
        <draw:connector draw:style-name="gr2" draw:text-style-name="P1" draw:layer="layout" draw:type="line" svg:x1="16.31cm" svg:y1="12.96cm" svg:x2="20.31cm" svg:y2="11.085cm" draw:start-shape="id3" draw:start-glue-point="10" draw:end-shape="id4" draw:end-glue-point="7" svg:d="M16310 12960l4000-1875" svg:viewBox="0 0 4001 1876">
          <text:p/>
        </draw:connector>
        <draw:connector draw:style-name="gr2" draw:text-style-name="P1" draw:layer="layout" draw:type="line" svg:x1="16.308cm" svg:y1="7.389cm" svg:x2="20.31cm" svg:y2="10.037cm" draw:start-shape="id5" draw:start-glue-point="10" draw:end-shape="id4" draw:end-glue-point="5" svg:d="M16308 7389l4002 2648" svg:viewBox="0 0 4003 2649">
          <text:p/>
        </draw:connector>
        <draw:connector draw:style-name="gr2" draw:text-style-name="P1" draw:layer="layout" draw:type="line" svg:x1="16.308cm" svg:y1="9.216cm" svg:x2="20.093cm" svg:y2="6.505cm" draw:start-shape="id6" draw:start-glue-point="10" draw:end-shape="id2" draw:end-glue-point="6" svg:d="M16308 9216l3785-2711" svg:viewBox="0 0 3786 2712">
          <text:p/>
        </draw:connector>
        <draw:connector draw:style-name="gr2" draw:text-style-name="P1" draw:layer="layout" draw:type="line" svg:x1="16.308cm" svg:y1="5.56cm" svg:x2="20.309cm" svg:y2="5.981cm" draw:start-shape="id7" draw:start-glue-point="10" draw:end-shape="id2" draw:end-glue-point="5" svg:d="M16308 5560l4001 421" svg:viewBox="0 0 4002 422">
          <text:p/>
        </draw:connector>
        <draw:connector draw:style-name="gr2" draw:text-style-name="P1" draw:layer="layout" draw:type="line" svg:x1="16.307cm" svg:y1="3.645cm" svg:x2="20.094cm" svg:y2="10.561cm" draw:start-shape="id8" draw:start-glue-point="10" draw:end-shape="id4" draw:end-glue-point="6" svg:d="M16307 3645l3787 6916" svg:viewBox="0 0 3788 6917">
          <text:p/>
        </draw:connector>
        <draw:connector draw:style-name="gr2" draw:text-style-name="P1" draw:layer="layout" draw:type="line" svg:x1="10.092cm" svg:y1="5.763cm" svg:x2="11.569cm" svg:y2="4.475cm" draw:start-shape="id9" draw:start-glue-point="10" draw:end-shape="id10" draw:end-glue-point="6" svg:d="M10092 5763l1477-1288" svg:viewBox="0 0 1478 1289">
          <text:p/>
        </draw:connector>
        <draw:connector draw:style-name="gr2" draw:text-style-name="P1" draw:layer="layout" draw:type="line" svg:x1="10.093cm" svg:y1="8.173cm" svg:x2="11.57cm" svg:y2="8.173cm" draw:start-shape="id11" draw:start-glue-point="10" draw:end-shape="id12" draw:end-glue-point="6" svg:d="M10093 8173h1477" svg:viewBox="0 0 1478 1">
          <text:p/>
        </draw:connector>
        <draw:connector draw:style-name="gr2" draw:text-style-name="P1" draw:layer="layout" draw:type="line" svg:x1="10.093cm" svg:y1="10.654cm" svg:x2="11.57cm" svg:y2="11.484cm" draw:start-shape="id13" draw:start-glue-point="10" draw:end-shape="id14" draw:end-glue-point="6" svg:d="M10093 10654l1477 830" svg:viewBox="0 0 1478 831">
          <text:p/>
        </draw:connector>
        <draw:connector draw:style-name="gr2" draw:text-style-name="P1" draw:layer="layout" draw:type="line" svg:x1="13.049cm" svg:y1="4.475cm" svg:x2="14.827cm" svg:y2="3.645cm" draw:start-shape="id10" draw:start-glue-point="10" draw:end-shape="id8" draw:end-glue-point="6" svg:d="M13049 4475l1778-830" svg:viewBox="0 0 1779 831">
          <text:p/>
        </draw:connector>
        <draw:connector draw:style-name="gr2" draw:text-style-name="P1" draw:layer="layout" draw:type="line" svg:x1="13.05cm" svg:y1="8.173cm" svg:x2="14.828cm" svg:y2="7.389cm" draw:start-shape="id12" draw:start-glue-point="10" draw:end-shape="id5" draw:end-glue-point="6" svg:d="M13050 8173l1778-784" svg:viewBox="0 0 1779 785">
          <text:p/>
        </draw:connector>
        <draw:connector draw:style-name="gr2" draw:text-style-name="P1" draw:layer="layout" draw:type="line" svg:x1="13.05cm" svg:y1="8.173cm" svg:x2="14.828cm" svg:y2="9.216cm" draw:start-shape="id12" draw:start-glue-point="10" draw:end-shape="id6" draw:end-glue-point="6" svg:d="M13050 8173l1778 1043" svg:viewBox="0 0 1779 1044">
          <text:p/>
        </draw:connector>
        <draw:connector draw:style-name="gr2" draw:text-style-name="P1" draw:layer="layout" draw:type="line" svg:x1="13.05cm" svg:y1="11.484cm" svg:x2="14.83cm" svg:y2="11.132cm" draw:start-shape="id14" draw:start-glue-point="10" draw:end-shape="id1" draw:end-glue-point="6" svg:d="M13050 11484l1780-352" svg:viewBox="0 0 1781 353">
          <text:p/>
        </draw:connector>
        <draw:connector draw:style-name="gr2" draw:text-style-name="P1" draw:layer="layout" draw:type="line" svg:x1="13.05cm" svg:y1="11.484cm" svg:x2="14.83cm" svg:y2="12.96cm" draw:start-shape="id14" draw:start-glue-point="10" draw:end-shape="id3" draw:end-glue-point="6" svg:d="M13050 11484l1780 1476" svg:viewBox="0 0 1781 1477">
          <text:p/>
        </draw:connector>
        <draw:connector draw:style-name="gr2" draw:text-style-name="P1" draw:layer="layout" draw:type="line" svg:x1="13.049cm" svg:y1="4.475cm" svg:x2="14.828cm" svg:y2="5.56cm" draw:start-shape="id10" draw:start-glue-point="10" draw:end-shape="id7" draw:end-glue-point="6" svg:d="M13049 4475l1779 1085" svg:viewBox="0 0 1780 1086">
          <text:p/>
        </draw:connector>
        <draw:connector draw:style-name="gr2" draw:text-style-name="P1" draw:layer="layout" draw:type="curve" draw:line-skew="-1.556cm" svg:x1="9.876cm" svg:y1="6.287cm" svg:x2="15.046cm" svg:y2="10.608cm" draw:start-shape="id9" draw:start-glue-point="9" draw:end-shape="id1" draw:end-glue-point="5" svg:d="M9876 6287c1545 0-1040 4321 5170 4321" svg:viewBox="0 0 5171 4322">
          <text:p/>
        </draw:connector>
        <draw:connector draw:style-name="gr2" draw:text-style-name="P1" draw:layer="layout" draw:type="curve" draw:line-skew="-1.808cm" svg:x1="8.613cm" svg:y1="10.654cm" svg:x2="15.043cm" svg:y2="3.121cm" draw:start-shape="id13" draw:start-glue-point="6" draw:end-shape="id8" draw:end-glue-point="5" svg:d="M8613 10654c-3463 0-6678-7533 6430-7533" svg:viewBox="0 0 9491 75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23:24:43.682778564</meta:creation-date>
    <dc:date>2014-02-19T00:02:48.159076826</dc:date>
    <meta:editing-duration>PT4M19S</meta:editing-duration>
    <meta:editing-cycles>2</meta:editing-cycles>
    <meta:generator>LibreOffice/4.2.0.4$Linux_x86 LibreOffice_project/05dceb5d363845f2cf968344d7adab8dcfb2ba71</meta:generator>
    <meta:document-statistic meta:object-count="32"/>
  </office:meta>
</office:document-meta>
</file>